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200%" fo:text-align="justify" style:justify-single-word="false" style:writing-mode="lr-tb"/>
    </style:style>
    <style:style style:name="P2" style:family="paragraph" style:parent-style-name="Text_20_body">
      <style:paragraph-properties fo:margin-top="0cm" fo:margin-bottom="0cm" style:contextual-spacing="false" fo:line-height="200%" fo:text-align="center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#ffffff"/>
    </style:style>
    <style:style style:name="P3" style:family="paragraph" style:parent-style-name="Text_20_body">
      <style:paragraph-properties fo:margin-top="0cm" fo:margin-bottom="0cm" style:contextual-spacing="false" fo:line-height="200%" fo:text-align="center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officeooo:paragraph-rsid="00071769" style:text-blinking="false" fo:background-color="#ffffff"/>
    </style:style>
    <style:style style:name="P4" style:family="paragraph" style:parent-style-name="Text_20_body">
      <style:paragraph-properties fo:margin-top="0cm" fo:margin-bottom="0cm" style:contextual-spacing="false" fo:line-height="200%" fo:text-align="justify" style:justify-single-word="false" style:writing-mode="lr-tb"/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 fo:background-color="#ffffff"/>
    </style:style>
    <style:style style:name="P5" style:family="paragraph" style:parent-style-name="Text_20_body">
      <style:paragraph-properties fo:margin-top="0cm" fo:margin-bottom="0cm" style:contextual-spacing="false" fo:line-height="200%" fo:text-align="justify" style:justify-single-word="false" style:writing-mode="lr-tb"/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/>
    </style:style>
    <style:style style:name="P6" style:family="paragraph" style:parent-style-name="Text_20_body" style:list-style-name="L1">
      <style:paragraph-properties fo:margin-top="0cm" fo:margin-bottom="0cm" style:contextual-spacing="false" fo:line-height="200%" fo:text-align="justify" style:justify-single-word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0pt" fo:font-style="normal" style:text-underline-style="none" fo:font-weight="normal" officeooo:paragraph-rsid="00071769" style:text-blinking="false" fo:background-color="#ffffff"/>
    </style:style>
    <style:style style:name="P7" style:family="paragraph" style:parent-style-name="Text_20_body" style:list-style-name="L2">
      <style:paragraph-properties fo:margin-top="0cm" fo:margin-bottom="0cm" style:contextual-spacing="false" fo:line-height="200%" fo:text-align="justify" style:justify-single-word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0pt" fo:font-style="normal" style:text-underline-style="none" fo:font-weight="normal" style:text-blinking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#ffffff"/>
    </style:style>
    <style:style style:name="T2" style:family="text">
      <style:text-properties fo:background-color="#ffffff"/>
    </style:style>
    <style:style style:name="T3" style:family="text">
      <style:text-properties officeooo:rsid="00071769" fo:background-color="#ffffff"/>
    </style:style>
    <style:style style:name="T4" style:family="text">
      <style:text-properties fo:color="#1155cc" style:text-underline-style="solid" style:text-underline-width="auto" style:text-underline-color="font-color" fo:background-color="#ffffff"/>
    </style:style>
    <style:style style:name="T5" style:family="text">
      <style:text-properties officeooo:rsid="0007176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94dc12ee-0b43-cfe2-fef9-e21b25e6e15d"/><text:span text:style-name="T1"><draw:frame draw:style-name="fr1" draw:name="graphics1" text:anchor-type="as-char" svg:width="2.725cm" svg:height="2.752cm" draw:z-index="0"><draw:image xlink:href="https://lh4.googleusercontent.com/zLf91Lfof8LAOjjkzw5hGnr2kFmdRfOl8y32qXa2ZlazRu0FiwLLB2d775k8zLFAms-VUJW-oReEfRdrQ24-GkVPsqNzg6wmirMZ_Mjp4V04s6VxrZcAY6OsQW6JCpsKDfhtH_FB" xlink:type="simple" xlink:show="embed" xlink:actuate="onLoad"/></draw:frame></text:span><text:span text:style-name="T1">    <text:s text:c="28"/>                                                                             </text:span><text:span text:style-name="T1"><draw:frame draw:style-name="fr1" draw:name="graphics2" text:anchor-type="as-char" svg:width="2.725cm" svg:height="2.725cm" draw:z-index="1"><draw:image xlink:href="https://lh3.googleusercontent.com/GQ4h3b9W30yeFDfhtgyBuWctnxiE7xcW2Tb2_WvDi0JpFzR5ITbAkdo5Vk8-nTQqihLeiA1fi-MHEVOsfge1vKtIVfb2jqRKSieLoAI3-e3yCuBcgRvLSS6BaWneX4lPium8J7ZK" xlink:type="simple" xlink:show="embed" xlink:actuate="onLoad"/></draw:frame></text:span></text:p>
      <text:p text:style-name="Text_20_body"/>
      <text:p text:style-name="P2">Universidad de Buenos Aires</text:p>
      <text:p text:style-name="P2">Facultad de Ingeniería</text:p>
      <text:p text:style-name="Text_20_body"/>
      <text:p text:style-name="P2">75.<text:span text:style-name="T5">61</text:span> – <text:span text:style-name="T5">Taller de programacion III</text:span></text:p>
      <text:p text:style-name="Text_20_body"/>
      <text:p text:style-name="P2">Trabajo Práctico</text:p>
      <text:p text:style-name="P3"><text:span text:style-name="T5">Load Test Console</text:span></text:p>
      <text:p text:style-name="Text_20_body"/>
      <text:p text:style-name="P2"><text:span text:style-name="T5">1</text:span>º Cuat. - 20<text:span text:style-name="T5">17</text:span></text:p>
      <text:p text:style-name="Text_20_body"/>
      <text:p text:style-name="P4">Docentes :</text:p>
      <text:list xml:id="list4744406660707870540" text:style-name="L1">
        <text:list-item>
          <text:p text:style-name="P6"><text:span text:style-name="T5">Andres Veiga</text:span></text:p>
        </text:list-item>
        <text:list-item>
          <text:p text:style-name="P6"><text:span text:style-name="T5">Pablo Roca</text:span></text:p>
        </text:list-item>
      </text:list>
      <text:p text:style-name="Text_20_body"/>
      <text:p text:style-name="P5"><text:span text:style-name="T3">Alumno</text:span><text:span text:style-name="T2">:</text:span></text:p>
      <text:list xml:id="list2701466792035496471" text:style-name="L2">
        <text:list-item>
          <text:p text:style-name="P7"><text:span text:style-name="T2">Pablo Méndez<text:tab/><text:tab/>88908<text:tab/><text:tab/></text:span><text:span text:style-name="T4">pablo.guillermo.mendez@gmail.com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7-03-26T12:33:31</meta:creation-date>
    <dc:date>2017-03-26T12:40:32</dc:date>
    <dc:creator>pablo </dc:creator>
    <meta:editing-duration>P0D</meta:editing-duration>
    <meta:editing-cycles>1</meta:editing-cycles>
    <meta:document-statistic meta:table-count="0" meta:image-count="2" meta:object-count="0" meta:page-count="1" meta:paragraph-count="12" meta:word-count="35" meta:character-count="335" meta:non-whitespace-character-count="202"/>
    <meta:generator>LibreOffice/4.0.2.2$Linux_X86_64 LibreOffice_project/400m0$Build-2</meta:generator>
  </office:meta>
</office:document-meta>
</file>